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18"/>
        <table:table-column table:style-name="co1" table:number-columns-repeated="4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8:59:47.696468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0-12-10T19:00:32.315044480</dc:date>
    <meta:editing-duration>P1DT10H59M30S</meta:editing-duration>
    <meta:editing-cycles>107</meta:editing-cycles>
    <meta:generator>LibreOffice/7.0.3.1$Linux_X86_64 LibreOffice_project/d7547858d014d4cf69878db179d326fc3483e082</meta:generator>
    <meta:document-statistic meta:table-count="1" meta:cell-count="75" meta:object-count="0"/>
  </office:meta>
</office:document-meta>
</file>